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Licenses" table:style-name="ta1">
        <table:shapes>
          <draw:frame draw:z-index="0" draw:style-name="gr1" svg:width="8.2469in" svg:height="5.5181in" svg:x="1.7492in" svg:y="0in">
            <draw:object draw:notify-on-update-of-ranges="Licenses.A2:Licenses.A23 Licenses.B1:Licenses.B1 Licenses.B2:Licenses.B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License</text:p>
          </table:table-cell>
          <table:table-cell table:style-name="ce1" office:value-type="string">
            <text:p>Count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Apache 1.1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rtistic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ttributio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Blog Post??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SD / MIT / APSL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Eclipse Public License 1.0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Public Domain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RPL1.5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Zope Public License v2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CC 3.0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LGP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2">
          <table:table-cell office:value-type="string">
            <text:p>OpenSSL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CC 2.0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Proprietary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Apache 2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Custom</text:p>
          </table:table-cell>
          <table:table-cell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MIT</text:p>
          </table:table-cell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BSD</text:p>
          </table:table-cell>
          <table:table-cell office:value-type="float" office:value="16">
            <text:p>16</text:p>
          </table:table-cell>
          <table:table-cell table:number-columns-repeated="1022"/>
        </table:table-row>
        <table:table-row table:style-name="ro1">
          <table:table-cell office:value-type="string">
            <text:p>GPLv3</text:p>
          </table:table-cell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GPLv2</text:p>
          </table:table-cell>
          <table:table-cell office:value-type="float" office:value="102">
            <text:p>102</text:p>
          </table:table-cell>
          <table:table-cell table:number-columns-repeated="1022"/>
        </table:table-row>
        <table:table-row table:style-name="ro1">
          <table:table-cell office:value-type="string">
            <text:p>None</text:p>
          </table:table-cell>
          <table:table-cell office:value-type="float" office:value="104">
            <text:p>104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s By Year" table:style-name="ta1">
        <table:shapes>
          <draw:frame draw:z-index="0" draw:style-name="gr1" svg:width="8.3461in" svg:height="5.1047in" svg:x="1.7634in" svg:y="0in">
            <draw:object draw:notify-on-update-of-ranges="'Licenses By Year'.A2:'Licenses By Year'.A19 'Licenses By Year'.B1:'Licenses By Year'.B1 'Licenses By Year'.B2:'Licenses By Year'.B19 'Licenses By Year'.C1:'Licenses By Year'.C1 'Licenses By Year'.C2:'Licenses By Year'.C19 'Licenses By Year'.D1:'Licenses By Year'.D1 'Licenses By Year'.D2:'Licenses By Year'.D19 'Licenses By Year'.E1:'Licenses By Year'.E1 'Licenses By Year'.E2:'Licenses By Year'.E19 'Licenses By Year'.F1:'Licenses By Year'.F1 'Licenses By Year'.F2:'Licenses By Year'.F19 'Licenses By Year'.G1:'Licenses By Year'.G1 'Licenses By Year'.G2:'Licenses By Year'.G19 'Licenses By Year'.H1:'Licenses By Year'.H1 'Licenses By Year'.H2:'Licenses By Year'.H1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>
            <text:p>GPLv2</text:p>
          </table:table-cell>
          <table:table-cell office:value-type="string">
            <text:p>GPLv3</text:p>
          </table:table-cell>
          <table:table-cell table:style-name="ce1" office:value-type="string">
            <text:p>None</text:p>
          </table:table-cell>
          <table:table-cell table:style-name="ce1" office:value-type="string">
            <text:p>BSD</text:p>
          </table:table-cell>
          <table:table-cell table:style-name="ce1" office:value-type="string">
            <text:p>MIT</text:p>
          </table:table-cell>
          <table:table-cell table:style-name="ce1" office:value-type="string">
            <text:p>Apache 2</text:p>
          </table:table-cell>
          <table:table-cell table:style-name="ce1" office:value-type="string">
            <text:p>Other</text:p>
          </table:table-cell>
          <table:table-cell table:style-name="ce1"/>
          <table:table-cell table:style-name="ce1" office:value-type="string">
            <text:p>CC 2.0</text:p>
          </table:table-cell>
          <table:table-cell table:style-name="ce1" office:value-type="string">
            <text:p>LGPL</text:p>
          </table:table-cell>
          <table:table-cell table:style-name="ce1" office:value-type="string">
            <text:p>Custom</text:p>
          </table:table-cell>
          <table:table-cell table:style-name="ce1" office:value-type="string">
            <text:p>CC 3.0</text:p>
          </table:table-cell>
          <table:table-cell table:style-name="ce1" office:value-type="string">
            <text:p>OpenSSL</text:p>
          </table:table-cell>
          <table:table-cell table:style-name="ce1" office:value-type="string">
            <text:p>Artistic</text:p>
          </table:table-cell>
          <table:table-cell table:style-name="ce1" office:value-type="string">
            <text:p>Public domain</text:p>
          </table:table-cell>
          <table:table-cell table:style-name="ce1" office:value-type="string">
            <text:p>Apache 1.1</text:p>
          </table:table-cell>
          <table:table-cell table:style-name="ce1" office:value-type="string">
            <text:p>Eclipse Public License 1.0</text:p>
          </table:table-cell>
          <table:table-cell table:style-name="ce1" office:value-type="string">
            <text:p>RPL1.5</text:p>
          </table:table-cell>
          <table:table-cell table:style-name="ce1" office:value-type="string">
            <text:p>BSD / MIT / APSL</text:p>
          </table:table-cell>
          <table:table-cell table:style-name="ce1" table:number-columns-repeated="1004"/>
        </table:table-row>
        <table:table-row table:style-name="ro1">
          <table:table-cell office:value-type="float" office:value="1996">
            <text:p>1996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2:.Y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7">
            <text:p>1997</text:p>
          </table:table-cell>
          <table:table-cell table:number-columns-repeated="6" office:value-type="float" office:value="0">
            <text:p>0</text:p>
          </table:table-cell>
          <table:table-cell table:formula="of:=SUM([.J3:.Y3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J4:.Y4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1999">
            <text:p>1999</text:p>
          </table:table-cell>
          <table:table-cell table:number-columns-repeated="6" office:value-type="float" office:value="0">
            <text:p>0</text:p>
          </table:table-cell>
          <table:table-cell table:formula="of:=SUM([.J5:.Y5])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SUM([.J6:.Y6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7:.Y7])" office:value-type="float" office:value="1">
            <text:p>1</text:p>
          </table:table-cell>
          <table:table-cell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J8:.Y8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9:.Y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0:.Y10])" office:value-type="float" office:value="1">
            <text:p>1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1:.Y11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2:.Y12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J13:.Y13])" office:value-type="float" office:value="1">
            <text:p>1</text:p>
          </table:table-cell>
          <table:table-cell/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J14:.Y14])" office:value-type="float" office:value="1">
            <text:p>1</text:p>
          </table:table-cell>
          <table:table-cell/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J15:.Y15])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J16:.Y16])" office:value-type="float" office:value="3">
            <text:p>3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J17:.Y17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J18:.Y18])"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J19:.Y19])" office:value-type="float" office:value="0">
            <text:p>0</text:p>
          </table:table-cell>
          <table:table-cell/>
          <table:table-cell table:number-columns-repeated="11" office:value-type="float" office:value="0">
            <text:p>0</text:p>
          </table:table-cell>
          <table:table-cell table:number-columns-repeated="1004"/>
        </table:table-row>
        <table:table-row table:style-name="ro1">
          <table:table-cell/>
          <table:table-cell table:formula="of:=SUM([.B2:.B19])" office:value-type="float" office:value="53">
            <text:p>53</text:p>
          </table:table-cell>
          <table:table-cell table:formula="of:=SUM([.C2:.C19])" office:value-type="float" office:value="40">
            <text:p>40</text:p>
          </table:table-cell>
          <table:table-cell table:formula="of:=SUM([.D2:.D19])" office:value-type="float" office:value="29">
            <text:p>29</text:p>
          </table:table-cell>
          <table:table-cell table:formula="of:=SUM([.E2:.E19])" office:value-type="float" office:value="12">
            <text:p>12</text:p>
          </table:table-cell>
          <table:table-cell table:formula="of:=SUM([.F2:.F19])" office:value-type="float" office:value="6">
            <text:p>6</text:p>
          </table:table-cell>
          <table:table-cell table:formula="of:=SUM([.G2:.G19])" office:value-type="float" office:value="4">
            <text:p>4</text:p>
          </table:table-cell>
          <table:table-cell table:formula="of:=SUM([.J20:.Y20])" office:value-type="float" office:value="16">
            <text:p>16</text:p>
          </table:table-cell>
          <table:table-cell/>
          <table:table-cell table:formula="of:=SUM([.J2:.J19])" office:value-type="float" office:value="3">
            <text:p>3</text:p>
          </table:table-cell>
          <table:table-cell table:formula="of:=SUM([.K2:.K19])" office:value-type="float" office:value="2">
            <text:p>2</text:p>
          </table:table-cell>
          <table:table-cell table:formula="of:=SUM([.L2:.L19])" office:value-type="float" office:value="2">
            <text:p>2</text:p>
          </table:table-cell>
          <table:table-cell table:formula="of:=SUM([.M2:.M19])" office:value-type="float" office:value="2">
            <text:p>2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  <table:table-cell table:formula="of:=SUM([.R2:.R19])" office:value-type="float" office:value="1">
            <text:p>1</text:p>
          </table:table-cell>
          <table:table-cell table:formula="of:=SUM([.S2:.S19])" office:value-type="float" office:value="1">
            <text:p>1</text:p>
          </table:table-cell>
          <table:table-cell table:formula="of:=SUM([.T2:.T19])" office:value-type="float" office:value="1">
            <text:p>1</text:p>
          </table:table-cell>
          <table:table-cell table:number-columns-repeated="1004"/>
        </table:table-row>
      </table:table>
      <table:table table:name="Langs by Year" table:style-name="ta1">
        <table:shapes>
          <draw:frame draw:z-index="0" draw:style-name="gr1" svg:width="7.8055in" svg:height="4.3579in" svg:x="2.0921in" svg:y="0.9358in">
            <draw:object draw:notify-on-update-of-ranges="'Langs by Year'.A2:'Langs by Year'.A19 'Langs by Year'.B1:'Langs by Year'.B1 'Langs by Year'.B2:'Langs by Year'.B19 'Langs by Year'.C1:'Langs by Year'.C1 'Langs by Year'.C2:'Langs by Year'.C19 'Langs by Year'.D1:'Langs by Year'.D1 'Langs by Year'.D2:'Langs by Year'.D19 'Langs by Year'.E1:'Langs by Year'.E1 'Langs by Year'.E2:'Langs by Year'.E19 'Langs by Year'.F1:'Langs by Year'.F1 'Langs by Year'.F2:'Langs by Year'.F19 'Langs by Year'.G1:'Langs by Year'.G1 'Langs by Year'.G2:'Langs by Year'.G19 'Langs by Year'.H1:'Langs by Year'.H1 'Langs by Year'.H2:'Langs by Year'.H19 'Langs by Year'.I1:'Langs by Year'.I1 'Langs by Year'.I2:'Langs by Year'.I1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/>
          <table:table-cell office:value-type="string">
            <text:p>C</text:p>
          </table:table-cell>
          <table:table-cell office:value-type="string">
            <text:p>Python</text:p>
          </table:table-cell>
          <table:table-cell office:value-type="string">
            <text:p>Perl</text:p>
          </table:table-cell>
          <table:table-cell office:value-type="string">
            <text:p>C++</text:p>
          </table:table-cell>
          <table:table-cell office:value-type="string">
            <text:p>Java</text:p>
          </table:table-cell>
          <table:table-cell office:value-type="string">
            <text:p>Ruby</text:p>
          </table:table-cell>
          <table:table-cell office:value-type="string">
            <text:p>Bash</text:p>
          </table:table-cell>
          <table:table-cell office:value-type="string">
            <text:p>Other</text:p>
          </table:table-cell>
          <table:table-cell/>
          <table:table-cell office:value-type="string">
            <text:p>PHP</text:p>
          </table:table-cell>
          <table:table-cell office:value-type="string">
            <text:p>Assembly</text:p>
          </table:table-cell>
          <table:table-cell office:value-type="string">
            <text:p>JSP</text:p>
          </table:table-cell>
          <table:table-cell office:value-type="string">
            <text:p>Coldfusion</text:p>
          </table:table-cell>
          <table:table-cell office:value-type="string">
            <text:p>ASP</text:p>
          </table:table-cell>
          <table:table-cell office:value-type="string">
            <text:p>Powershell</text:p>
          </table:table-cell>
          <table:table-cell office:value-type="string">
            <text:p>HTML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K2:.Y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3:.Y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4:.Y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SUM([.K5:.Y5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6:.Y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7:.Y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8:.Y8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9:.Y9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K10:.Y10])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K11:.Y11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K12:.Y12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8">
            <text:p>8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K13:.Y13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4:.Y14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K15:.Y15])"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K16:.Y16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K17:.Y17])" office:value-type="float" office:value="0">
            <text:p>0</text:p>
          </table:table-cell>
          <table:table-cell/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K18:.Y18])" office:value-type="float" office:value="2">
            <text:p>2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SUM([.K19:.Y19])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formula="of:=SUM([.B2:.B19])" office:value-type="float" office:value="66">
            <text:p>66</text:p>
          </table:table-cell>
          <table:table-cell table:formula="of:=SUM([.C2:.C19])" office:value-type="float" office:value="52">
            <text:p>52</text:p>
          </table:table-cell>
          <table:table-cell table:formula="of:=SUM([.D2:.D19])" office:value-type="float" office:value="14">
            <text:p>14</text:p>
          </table:table-cell>
          <table:table-cell table:formula="of:=SUM([.E2:.E19])" office:value-type="float" office:value="7">
            <text:p>7</text:p>
          </table:table-cell>
          <table:table-cell table:formula="of:=SUM([.F2:.F19])" office:value-type="float" office:value="7">
            <text:p>7</text:p>
          </table:table-cell>
          <table:table-cell table:formula="of:=SUM([.G2:.G19])" office:value-type="float" office:value="7">
            <text:p>7</text:p>
          </table:table-cell>
          <table:table-cell table:formula="of:=SUM([.H2:.H19])" office:value-type="float" office:value="6">
            <text:p>6</text:p>
          </table:table-cell>
          <table:table-cell table:formula="of:=SUM([.K21:.Y21])" office:value-type="float" office:value="8">
            <text:p>8</text:p>
          </table:table-cell>
          <table:table-cell/>
          <table:table-cell table:formula="of:=SUM([.K2:.K19])" office:value-type="float" office:value="2">
            <text:p>2</text:p>
          </table:table-cell>
          <table:table-cell table:formula="of:=SUM([.L2:.L19])" office:value-type="float" office:value="1">
            <text:p>1</text:p>
          </table:table-cell>
          <table:table-cell table:formula="of:=SUM([.M2:.M19])" office:value-type="float" office:value="1">
            <text:p>1</text:p>
          </table:table-cell>
          <table:table-cell table:formula="of:=SUM([.N2:.N19])" office:value-type="float" office:value="1">
            <text:p>1</text:p>
          </table:table-cell>
          <table:table-cell table:formula="of:=SUM([.O2:.O19])" office:value-type="float" office:value="1">
            <text:p>1</text:p>
          </table:table-cell>
          <table:table-cell table:formula="of:=SUM([.P2:.P19])" office:value-type="float" office:value="1">
            <text:p>1</text:p>
          </table:table-cell>
          <table:table-cell table:formula="of:=SUM([.Q2:.Q19])" office:value-type="float" office:value="1">
            <text:p>1</text:p>
          </table:table-cell>
        </table:table-row>
      </table:table>
      <table:table table:name="Langs" table:style-name="ta1">
        <table:shapes>
          <draw:frame draw:z-index="0" draw:style-name="gr1" svg:width="7.3331in" svg:height="4.739in" svg:x="2.8752in" svg:y="0.6866in">
            <draw:object draw:notify-on-update-of-ranges="Langs.A2:Langs.A17 Langs.B1:Langs.B1 Langs.B2:Langs.B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Language</text:p>
          </table:table-cell>
          <table:table-cell office:value-type="string">
            <text:p>Count</text:p>
          </table:table-cell>
        </table:table-row>
        <table:table-row table:style-name="ro1">
          <table:table-cell office:value-type="string">
            <text:p>Assembly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S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Coldfusion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AS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owershel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TM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USL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HP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Ruby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Bash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C++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Java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Perl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Unknown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Python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0">
            <text:p>140</text:p>
          </table:table-cell>
        </table:table-row>
        <table:table-row table:style-name="ro1" table:number-rows-repeated="1048557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VC" table:style-name="ta1">
        <table:shapes>
          <draw:frame draw:z-index="0" draw:style-name="gr1" svg:width="6.2988in" svg:height="3.5429in" svg:x="3.1787in" svg:y="1.3835in">
            <draw:object draw:notify-on-update-of-ranges="SVC.A1:SVC.A1 SVC.A2:SVC.A6 SVC.B1:SVC.B1 SVC.B2:SVC.B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>
            <text:p>Tool</text:p>
          </table:table-cell>
          <table:table-cell table:style-name="ce1" office:value-type="string">
            <text:p>Count</text:p>
          </table:table-cell>
        </table:table-row>
        <table:table-row table:style-name="ro1">
          <table:table-cell office:value-type="string">
            <text:p>Missing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string">
            <text:p>Git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SVN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CVS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Mercurial</text:p>
          </table:table-cell>
          <table:table-cell office:value-type="float" office:value="4">
            <text:p>4</text:p>
          </table:table-cell>
        </table:table-row>
      </table:table>
      <table:named-expressions/>
      <table:database-ranges>
        <table:database-range table:name="__Anonymous_Sheet_DB__0" table:target-range-address="Licenses.A2:Licenses.B2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Licenses By Year'.B1:'Licenses By Year'.AMJ20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2" table:target-range-address="'Langs by Year'.B1:'Langs by Year'.AMJ1048576" table:contains-header="false" table:orientation="column">
          <table:sort>
            <table:sort-by table:field-number="19" table:order="descending" table:data-type="automatic"/>
          </table:sort>
        </table:database-range>
        <table:database-range table:name="__Anonymous_Sheet_DB__3" table:target-range-address="Langs.A2:Langs.B17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SVC.A1:SVC.AMJ104857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1T11:04:28</meta:creation-date>
    <dc:date>2014-02-23T14:28:58</dc:date>
    <meta:editing-duration>PT38M32S</meta:editing-duration>
    <meta:editing-cycles>10</meta:editing-cycles>
    <meta:generator>LibreOffice/3.5$Linux_X86_64 LibreOffice_project/350m1$Build-2</meta:generator>
    <meta:document-statistic meta:table-count="5" meta:cell-count="78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48cm" svg:height="14.017cm" xlink:href=".." xlink:type="simple" chart:class="chart:bar" chart:style-name="ch1">
        <chart:legend chart:legend-position="end" svg:x="19.258cm" svg:y="6.713cm" style:legend-expansion="high" chart:style-name="ch2"/>
        <chart:plot-area chart:style-name="ch3" table:cell-range-address="Licenses.A1:Licenses.B23" chart:data-source-has-labels="both" svg:x="0.868cm" svg:y="1.255cm" svg:width="17.554cm" svg:height="12.062cm">
          <chartooo:coordinate-region svg:x="5.176cm" svg:y="1.255cm" svg:width="12.953cm" svg:height="11.423cm"/>
          <chart:axis chart:dimension="x" chart:name="primary-x" chart:style-name="ch4" chartooo:axis-type="auto">
            <chartooo:date-scale/>
            <chart:categories table:cell-range-address="Licenses.A2:Licenses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censes.B2:Licenses.B23" chart:label-cell-address="Licenses.B1:Licenses.B1" chart:class="chart:ba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icenses.B1:License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pache 1.1</text:p>
                <draw:g>
                  <svg:desc>Licenses.A2:Licenses.A23</svg:desc>
                </draw:g>
              </table:table-cell>
              <table:table-cell office:value-type="float" office:value="1">
                <text:p>1</text:p>
                <draw:g>
                  <svg:desc>Licenses.B2:Licenses.B23</svg:desc>
                </draw:g>
              </table:table-cell>
            </table:table-row>
            <table:table-row>
              <table:table-cell office:value-type="string">
                <text:p>Artistic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ttribut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log Post??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BSD / MIT / AP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clipse Public License 1.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ublic Doma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PL1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ope Public License v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C 3.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GP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penSSL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C 2.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Proprietar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Apache 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ustom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IT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SD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PLv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GPLv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None</text:p>
              </table:table-cell>
              <table:table-cell office:value-type="float" office:value="104">
                <text:p>1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9.827cm" svg:height="11.07cm" xlink:href=".." xlink:type="simple" chart:class="chart:bar" chart:style-name="ch1">
        <chart:legend chart:legend-position="bottom" svg:x="4.796cm" svg:y="10.295cm" style:legend-expansion="wide" chart:style-name="ch2"/>
        <chart:plot-area chart:style-name="ch3" table:cell-range-address="'Langs by Year'.A1:'Langs by Year'.I19" chart:data-source-has-labels="both" svg:x="1.39cm" svg:y="1.019cm" svg:width="17.645cm" svg:height="8.091cm">
          <chartooo:coordinate-region svg:x="2.029cm" svg:y="1.214cm" svg:width="17.006cm" svg:height="7.257cm"/>
          <chart:axis chart:dimension="x" chart:name="primary-x" chart:style-name="ch4" chartooo:axis-type="auto">
            <chartooo:date-scale/>
            <chart:title svg:x="9.82cm" svg:y="9.332cm" chart:style-name="ch5">
              <text:p>Year</text:p>
            </chart:title>
            <chart:categories table:cell-range-address="'Langs by Year'.A2:'Langs by Year'.A19"/>
          </chart:axis>
          <chart:axis chart:dimension="y" chart:name="primary-y" chart:style-name="ch6">
            <chart:title svg:x="0.451cm" svg:y="5.545cm" chart:style-name="ch7">
              <text:p>Count</text:p>
            </chart:title>
            <chart:grid chart:style-name="ch8" chart:class="major"/>
          </chart:axis>
          <chart:series chart:style-name="ch9" chart:values-cell-range-address="'Langs by Year'.B2:'Langs by Year'.B19" chart:label-cell-address="'Langs by Year'.B1:'Langs by Year'.B1" chart:class="chart:bar">
            <chart:data-point chart:repeated="18"/>
          </chart:series>
          <chart:series chart:style-name="ch10" chart:values-cell-range-address="'Langs by Year'.C2:'Langs by Year'.C19" chart:label-cell-address="'Langs by Year'.C1:'Langs by Year'.C1" chart:class="chart:bar">
            <chart:data-point chart:repeated="18"/>
          </chart:series>
          <chart:series chart:style-name="ch11" chart:values-cell-range-address="'Langs by Year'.D2:'Langs by Year'.D19" chart:label-cell-address="'Langs by Year'.D1:'Langs by Year'.D1" chart:class="chart:bar">
            <chart:data-point chart:repeated="18"/>
          </chart:series>
          <chart:series chart:style-name="ch12" chart:values-cell-range-address="'Langs by Year'.E2:'Langs by Year'.E19" chart:label-cell-address="'Langs by Year'.E1:'Langs by Year'.E1" chart:class="chart:bar">
            <chart:data-point chart:repeated="18"/>
          </chart:series>
          <chart:series chart:style-name="ch13" chart:values-cell-range-address="'Langs by Year'.F2:'Langs by Year'.F19" chart:label-cell-address="'Langs by Year'.F1:'Langs by Year'.F1" chart:class="chart:bar">
            <chart:data-point chart:repeated="18"/>
          </chart:series>
          <chart:series chart:style-name="ch14" chart:values-cell-range-address="'Langs by Year'.G2:'Langs by Year'.G19" chart:label-cell-address="'Langs by Year'.G1:'Langs by Year'.G1" chart:class="chart:bar">
            <chart:data-point chart:repeated="18"/>
          </chart:series>
          <chart:series chart:style-name="ch15" chart:values-cell-range-address="'Langs by Year'.H2:'Langs by Year'.H19" chart:label-cell-address="'Langs by Year'.H1:'Langs by Year'.H1" chart:class="chart:bar">
            <chart:data-point chart:repeated="18"/>
          </chart:series>
          <chart:series chart:style-name="ch16" chart:values-cell-range-address="'Langs by Year'.I2:'Langs by Year'.I19" chart:label-cell-address="'Langs by Year'.I1:'Langs by Year'.I1" chart:class="chart:bar">
            <chart:data-point chart:repeated="1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</text:p>
                <draw:g>
                  <svg:desc>'Langs by Year'.B1:'Langs by Year'.B1</svg:desc>
                </draw:g>
              </table:table-cell>
              <table:table-cell office:value-type="string">
                <text:p>Python</text:p>
                <draw:g>
                  <svg:desc>'Langs by Year'.C1:'Langs by Year'.C1</svg:desc>
                </draw:g>
              </table:table-cell>
              <table:table-cell office:value-type="string">
                <text:p>Perl</text:p>
                <draw:g>
                  <svg:desc>'Langs by Year'.D1:'Langs by Year'.D1</svg:desc>
                </draw:g>
              </table:table-cell>
              <table:table-cell office:value-type="string">
                <text:p>C++</text:p>
                <draw:g>
                  <svg:desc>'Langs by Year'.E1:'Langs by Year'.E1</svg:desc>
                </draw:g>
              </table:table-cell>
              <table:table-cell office:value-type="string">
                <text:p>Java</text:p>
                <draw:g>
                  <svg:desc>'Langs by Year'.F1:'Langs by Year'.F1</svg:desc>
                </draw:g>
              </table:table-cell>
              <table:table-cell office:value-type="string">
                <text:p>Ruby</text:p>
                <draw:g>
                  <svg:desc>'Langs by Year'.G1:'Langs by Year'.G1</svg:desc>
                </draw:g>
              </table:table-cell>
              <table:table-cell office:value-type="string">
                <text:p>Bash</text:p>
                <draw:g>
                  <svg:desc>'Langs by Year'.H1:'Langs by Year'.H1</svg:desc>
                </draw:g>
              </table:table-cell>
              <table:table-cell office:value-type="string">
                <text:p>Other</text:p>
                <draw:g>
                  <svg:desc>'Langs by Year'.I1:'Langs by Year'.I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angs by Year'.A2:'Langs by Year'.A19</svg:desc>
                </draw:g>
              </table:table-cell>
              <table:table-cell office:value-type="float" office:value="3">
                <text:p>3</text:p>
                <draw:g>
                  <svg:desc>'Langs by Year'.B2:'Langs by Year'.B19</svg:desc>
                </draw:g>
              </table:table-cell>
              <table:table-cell office:value-type="float" office:value="0">
                <text:p>0</text:p>
                <draw:g>
                  <svg:desc>'Langs by Year'.C2:'Langs by Year'.C19</svg:desc>
                </draw:g>
              </table:table-cell>
              <table:table-cell office:value-type="float" office:value="0">
                <text:p>0</text:p>
                <draw:g>
                  <svg:desc>'Langs by Year'.D2:'Langs by Year'.D19</svg:desc>
                </draw:g>
              </table:table-cell>
              <table:table-cell office:value-type="float" office:value="0">
                <text:p>0</text:p>
                <draw:g>
                  <svg:desc>'Langs by Year'.E2:'Langs by Year'.E19</svg:desc>
                </draw:g>
              </table:table-cell>
              <table:table-cell office:value-type="float" office:value="0">
                <text:p>0</text:p>
                <draw:g>
                  <svg:desc>'Langs by Year'.F2:'Langs by Year'.F19</svg:desc>
                </draw:g>
              </table:table-cell>
              <table:table-cell office:value-type="float" office:value="0">
                <text:p>0</text:p>
                <draw:g>
                  <svg:desc>'Langs by Year'.G2:'Langs by Year'.G19</svg:desc>
                </draw:g>
              </table:table-cell>
              <table:table-cell office:value-type="float" office:value="0">
                <text:p>0</text:p>
                <draw:g>
                  <svg:desc>'Langs by Year'.H2:'Langs by Year'.H19</svg:desc>
                </draw:g>
              </table:table-cell>
              <table:table-cell office:value-type="float" office:value="0">
                <text:p>0</text:p>
                <draw:g>
                  <svg:desc>'Langs by Year'.I2:'Langs by Year'.I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2cm" svg:height="12.967cm" xlink:href=".." xlink:type="simple" chart:class="chart:bar" chart:style-name="ch1">
        <chart:legend chart:legend-position="bottom" svg:x="5.349cm" svg:y="12.192cm" style:legend-expansion="wide" chart:style-name="ch2"/>
        <chart:plot-area chart:style-name="ch3" table:cell-range-address="'Licenses By Year'.A1:'Licenses By Year'.H19" chart:data-source-has-labels="both" svg:x="1.418cm" svg:y="1.171cm" svg:width="18.934cm" svg:height="9.798cm">
          <chartooo:coordinate-region svg:x="2.057cm" svg:y="1.366cm" svg:width="18.295cm" svg:height="8.964cm"/>
          <chart:axis chart:dimension="x" chart:name="primary-x" chart:style-name="ch4" chartooo:axis-type="auto">
            <chartooo:date-scale/>
            <chart:title svg:x="10.493cm" svg:y="11.229cm" chart:style-name="ch5">
              <text:p>Year</text:p>
            </chart:title>
            <chart:categories table:cell-range-address="'Licenses By Year'.A2:'Licenses By Year'.A19"/>
          </chart:axis>
          <chart:axis chart:dimension="y" chart:name="primary-y" chart:style-name="ch6">
            <chart:title svg:x="0.451cm" svg:y="6.551cm" chart:style-name="ch7">
              <text:p>Count</text:p>
            </chart:title>
            <chart:grid chart:style-name="ch8" chart:class="major"/>
          </chart:axis>
          <chart:series chart:style-name="ch9" chart:values-cell-range-address="'Licenses By Year'.B2:'Licenses By Year'.B19" chart:label-cell-address="'Licenses By Year'.B1:'Licenses By Year'.B1" chart:class="chart:bar">
            <chart:data-point chart:repeated="18"/>
          </chart:series>
          <chart:series chart:style-name="ch10" chart:values-cell-range-address="'Licenses By Year'.C2:'Licenses By Year'.C19" chart:label-cell-address="'Licenses By Year'.C1:'Licenses By Year'.C1" chart:class="chart:bar">
            <chart:data-point chart:repeated="18"/>
          </chart:series>
          <chart:series chart:style-name="ch11" chart:values-cell-range-address="'Licenses By Year'.D2:'Licenses By Year'.D19" chart:label-cell-address="'Licenses By Year'.D1:'Licenses By Year'.D1" chart:class="chart:bar">
            <chart:data-point chart:repeated="18"/>
          </chart:series>
          <chart:series chart:style-name="ch12" chart:values-cell-range-address="'Licenses By Year'.E2:'Licenses By Year'.E19" chart:label-cell-address="'Licenses By Year'.E1:'Licenses By Year'.E1" chart:class="chart:bar">
            <chart:data-point chart:repeated="18"/>
          </chart:series>
          <chart:series chart:style-name="ch13" chart:values-cell-range-address="'Licenses By Year'.F2:'Licenses By Year'.F19" chart:label-cell-address="'Licenses By Year'.F1:'Licenses By Year'.F1" chart:class="chart:bar">
            <chart:data-point chart:repeated="18"/>
          </chart:series>
          <chart:series chart:style-name="ch14" chart:values-cell-range-address="'Licenses By Year'.G2:'Licenses By Year'.G19" chart:label-cell-address="'Licenses By Year'.G1:'Licenses By Year'.G1" chart:class="chart:bar">
            <chart:data-point chart:repeated="18"/>
          </chart:series>
          <chart:series chart:style-name="ch15" chart:values-cell-range-address="'Licenses By Year'.H2:'Licenses By Year'.H19" chart:label-cell-address="'Licenses By Year'.H1:'Licenses By Year'.H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Lv2</text:p>
                <draw:g>
                  <svg:desc>'Licenses By Year'.B1:'Licenses By Year'.B1</svg:desc>
                </draw:g>
              </table:table-cell>
              <table:table-cell office:value-type="string">
                <text:p>GPLv3</text:p>
                <draw:g>
                  <svg:desc>'Licenses By Year'.C1:'Licenses By Year'.C1</svg:desc>
                </draw:g>
              </table:table-cell>
              <table:table-cell office:value-type="string">
                <text:p>None</text:p>
                <draw:g>
                  <svg:desc>'Licenses By Year'.D1:'Licenses By Year'.D1</svg:desc>
                </draw:g>
              </table:table-cell>
              <table:table-cell office:value-type="string">
                <text:p>BSD</text:p>
                <draw:g>
                  <svg:desc>'Licenses By Year'.E1:'Licenses By Year'.E1</svg:desc>
                </draw:g>
              </table:table-cell>
              <table:table-cell office:value-type="string">
                <text:p>MIT</text:p>
                <draw:g>
                  <svg:desc>'Licenses By Year'.F1:'Licenses By Year'.F1</svg:desc>
                </draw:g>
              </table:table-cell>
              <table:table-cell office:value-type="string">
                <text:p>Apache 2</text:p>
                <draw:g>
                  <svg:desc>'Licenses By Year'.G1:'Licenses By Year'.G1</svg:desc>
                </draw:g>
              </table:table-cell>
              <table:table-cell office:value-type="string">
                <text:p>Other</text:p>
                <draw:g>
                  <svg:desc>'Licenses By Year'.H1:'Licenses By Year'.H1</svg:desc>
                </draw:g>
              </table:table-cell>
            </table:table-row>
          </table:table-header-rows>
          <table:table-rows>
            <table:table-row>
              <table:table-cell office:value-type="float" office:value="1996">
                <text:p>2000</text:p>
                <draw:g>
                  <svg:desc>'Licenses By Year'.A2:'Licenses By Year'.A19</svg:desc>
                </draw:g>
              </table:table-cell>
              <table:table-cell office:value-type="float" office:value="1">
                <text:p>1</text:p>
                <draw:g>
                  <svg:desc>'Licenses By Year'.B2:'Licenses By Year'.B19</svg:desc>
                </draw:g>
              </table:table-cell>
              <table:table-cell office:value-type="float" office:value="1">
                <text:p>1</text:p>
                <draw:g>
                  <svg:desc>'Licenses By Year'.C2:'Licenses By Year'.C19</svg:desc>
                </draw:g>
              </table:table-cell>
              <table:table-cell office:value-type="float" office:value="1">
                <text:p>1</text:p>
                <draw:g>
                  <svg:desc>'Licenses By Year'.D2:'Licenses By Year'.D19</svg:desc>
                </draw:g>
              </table:table-cell>
              <table:table-cell office:value-type="float" office:value="0">
                <text:p>0</text:p>
                <draw:g>
                  <svg:desc>'Licenses By Year'.E2:'Licenses By Year'.E19</svg:desc>
                </draw:g>
              </table:table-cell>
              <table:table-cell office:value-type="float" office:value="0">
                <text:p>0</text:p>
                <draw:g>
                  <svg:desc>'Licenses By Year'.F2:'Licenses By Year'.F19</svg:desc>
                </draw:g>
              </table:table-cell>
              <table:table-cell office:value-type="float" office:value="0">
                <text:p>0</text:p>
                <draw:g>
                  <svg:desc>'Licenses By Year'.G2:'Licenses By Year'.G19</svg:desc>
                </draw:g>
              </table:table-cell>
              <table:table-cell office:value-type="float" office:value="0">
                <text:p>0</text:p>
                <draw:g>
                  <svg:desc>'Licenses By Year'.H2:'Licenses By Year'.H19</svg:desc>
                </draw:g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627cm" svg:height="12.038cm" xlink:href=".." xlink:type="simple" chart:class="chart:bar" chart:style-name="ch1">
        <chart:plot-area chart:style-name="ch2" table:cell-range-address="Langs.A2:Langs.B17 Langs.B1:Langs.B1" chart:data-source-has-labels="both" svg:x="1.366cm" svg:y="1.095cm" svg:width="16.517cm" svg:height="9.739cm">
          <chartooo:coordinate-region svg:x="3.31cm" svg:y="1.095cm" svg:width="14.28cm" svg:height="9.1cm"/>
          <chart:axis chart:dimension="x" chart:name="primary-x" chart:style-name="ch3" chartooo:axis-type="auto">
            <chartooo:date-scale/>
            <chart:title svg:x="0.451cm" svg:y="6.727cm" chart:style-name="ch4">
              <text:p>Language</text:p>
            </chart:title>
            <chart:categories table:cell-range-address="Langs.A2:Langs.A17"/>
          </chart:axis>
          <chart:axis chart:dimension="y" chart:name="primary-y" chart:style-name="ch5">
            <chart:title svg:x="9.143cm" svg:y="11.075cm" chart:style-name="ch6">
              <text:p>Count</text:p>
            </chart:title>
            <chart:grid chart:style-name="ch7" chart:class="major"/>
          </chart:axis>
          <chart:series chart:style-name="ch8" chart:values-cell-range-address="Langs.B2:Langs.B17" chart:label-cell-address="Langs.B1:Langs.B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Langs.B1:Langs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ssembly</text:p>
                <draw:g>
                  <svg:desc>Langs.A2:Langs.A17</svg:desc>
                </draw:g>
              </table:table-cell>
              <table:table-cell office:value-type="float" office:value="1">
                <text:p>1</text:p>
                <draw:g>
                  <svg:desc>Langs.B2:Langs.B17</svg:desc>
                </draw:g>
              </table:table-cell>
            </table:table-row>
            <table:table-row>
              <table:table-cell office:value-type="string">
                <text:p>J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dfusio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SP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owershel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HTM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Bash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C++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Unknown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Pytho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VC.A1:SVC.B6" chart:data-source-has-labels="both" svg:x="1.314cm" svg:y="0.855cm" svg:width="14.046cm" svg:height="7.001cm">
          <chartooo:coordinate-region svg:x="2.147cm" svg:y="1.05cm" svg:width="13.213cm" svg:height="6.167cm"/>
          <chart:axis chart:dimension="x" chart:name="primary-x" chart:style-name="ch3" chartooo:axis-type="auto">
            <chartooo:date-scale/>
            <chart:title svg:x="7.971cm" svg:y="8.037cm" chart:style-name="ch4">
              <text:p>Tool</text:p>
            </chart:title>
            <chart:categories table:cell-range-address="SVC.A2:SVC.A6"/>
          </chart:axis>
          <chart:axis chart:dimension="y" chart:name="primary-y" chart:style-name="ch5">
            <chart:title svg:x="0.451cm" svg:y="4.836cm" chart:style-name="ch6">
              <text:p>Count</text:p>
            </chart:title>
            <chart:grid chart:style-name="ch7" chart:class="major"/>
          </chart:axis>
          <chart:series chart:style-name="ch8" chart:values-cell-range-address="SVC.B2:SVC.B6" chart:label-cell-address="SVC.B1:SVC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  <draw:g>
                  <svg:desc>SVC.B1:SV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issing</text:p>
                <draw:g>
                  <svg:desc>SVC.A2:SVC.A6</svg:desc>
                </draw:g>
              </table:table-cell>
              <table:table-cell office:value-type="float" office:value="172">
                <text:p>172</text:p>
                <draw:g>
                  <svg:desc>SVC.B2:SVC.B6</svg:desc>
                </draw:g>
              </table:table-cell>
            </table:table-row>
            <table:table-row>
              <table:table-cell office:value-type="string">
                <text:p>Git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SVN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CVS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Mercurial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